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9cm" fo:min-width="4.285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89cm" fo:min-width="4.285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91cm" fo:min-width="4.285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12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="Arrow_20_concave" draw:marker-end-width="0.3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3.077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nux Libertine G"/>
    </style:style>
    <style:style style:name="P2" style:family="paragraph">
      <loext:graphic-properties draw:fill="none"/>
      <style:paragraph-properties fo:text-align="center" style:writing-mode="lr-tb"/>
      <style:text-properties style:font-name="Linux Libertine G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style:font-name="Linux Libertine 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5.203cm" svg:height="1.698cm" svg:x="7.492cm" svg:y="2.253cm">
          <text:p text:style-name="P1"><text:span text:style-name="T1">Read Basic </text:span></text:p>
          <text:p text:style-name="P1"><text:span text:style-name="T1">Featur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2" draw:id="id2" draw:layer="layout" svg:width="5.203cm" svg:height="1.698cm" svg:x="0.126cm" svg:y="5.034cm">
          <text:p text:style-name="P1"><text:span text:style-name="T1">Clean View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3" draw:id="id3" draw:layer="layout" svg:width="5.203cm" svg:height="1.697cm" svg:x="0.126cm" svg:y="7.815cm">
          <text:p text:style-name="P1"><text:span text:style-name="T1">Join View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" draw:id="id4" draw:layer="layout" svg:width="5.203cm" svg:height="1.699cm" svg:x="0.126cm" svg:y="10.539cm">
          <text:p text:style-name="P1"><text:span text:style-name="T1">Extract Featur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6" draw:id="id6" draw:layer="layout" svg:width="5.203cm" svg:height="1.698cm" svg:x="7.492cm" svg:y="10.54cm">
          <text:p text:style-name="P1"><text:span text:style-name="T1">Merge Featur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1" draw:id="id1" draw:layer="layout" svg:width="5.203cm" svg:height="1.698cm" svg:x="0.126cm" svg:y="2.253cm">
          <text:p text:style-name="P1"><text:span text:style-name="T1">Read View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layer="layout" svg:width="12.534cm" svg:height="1.016cm" svg:x="0.165cm" svg:y="0.099cm">
          <text:p text:style-name="P1"><text:span text:style-name="T1">HDFS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728cm" svg:y1="3.951cm" svg:x2="2.728cm" svg:y2="5.034cm" draw:start-shape="id1" draw:start-glue-point="6" draw:end-shape="id2" draw:end-glue-point="4" svg:d="M2728 3951v1083" svg:viewBox="0 0 1 1084">
          <text:p/>
        </draw:connector>
        <draw:connector draw:style-name="gr5" draw:text-style-name="P3" draw:layer="layout" draw:type="line" svg:x1="2.728cm" svg:y1="6.732cm" svg:x2="2.728cm" svg:y2="7.815cm" draw:start-shape="id2" draw:start-glue-point="6" draw:end-shape="id3" draw:end-glue-point="4" svg:d="M2728 6732v1083" svg:viewBox="0 0 1 1084">
          <text:p/>
        </draw:connector>
        <draw:connector draw:style-name="gr5" draw:text-style-name="P3" draw:layer="layout" draw:type="line" svg:x1="2.728cm" svg:y1="9.491cm" svg:x2="2.728cm" svg:y2="10.539cm" draw:end-shape="id4" draw:end-glue-point="4" svg:d="M2728 9491v1048" svg:viewBox="0 0 1 1049">
          <text:p/>
        </draw:connector>
        <draw:connector draw:style-name="gr5" draw:text-style-name="P3" draw:layer="layout" draw:type="line" svg:x1="10.094cm" svg:y1="3.951cm" svg:x2="10.094cm" svg:y2="10.54cm" draw:start-shape="id5" draw:start-glue-point="6" draw:end-shape="id6" draw:end-glue-point="4" svg:d="M10094 3951v6589" svg:viewBox="0 0 1 6590">
          <text:p/>
        </draw:connector>
        <draw:connector draw:style-name="gr5" draw:text-style-name="P3" draw:layer="layout" draw:type="line" svg:x1="5.329cm" svg:y1="11.389cm" svg:x2="7.492cm" svg:y2="11.389cm" draw:start-shape="id4" draw:start-glue-point="7" draw:end-shape="id6" draw:end-glue-point="5" svg:d="M5329 11389h2163" svg:viewBox="0 0 2164 1">
          <text:p/>
        </draw:connector>
        <draw:connector draw:style-name="gr5" draw:text-style-name="P3" draw:layer="layout" draw:type="line" svg:x1="2.728cm" svg:y1="1.144cm" svg:x2="2.728cm" svg:y2="2.227cm" svg:d="M2728 1144v1083" svg:viewBox="0 0 1 1084">
          <text:p/>
        </draw:connector>
        <draw:connector draw:style-name="gr5" draw:text-style-name="P3" draw:layer="layout" draw:type="line" svg:x1="10.128cm" svg:y1="1.136cm" svg:x2="10.128cm" svg:y2="2.219cm" svg:d="M10128 1136v1083" svg:viewBox="0 0 1 1084">
          <text:p/>
        </draw:connector>
        <draw:connector draw:style-name="gr5" draw:text-style-name="P3" draw:layer="layout" svg:x1="10.094cm" svg:y1="12.238cm" svg:x2="6.368cm" svg:y2="14.199cm" draw:start-shape="id6" draw:start-glue-point="6" draw:end-shape="id7" draw:end-glue-point="0" svg:d="M10094 12238v981h-3726v980" svg:viewBox="0 0 3727 1962">
          <text:p/>
        </draw:connector>
        <draw:custom-shape draw:style-name="gr6" draw:text-style-name="P2" xml:id="id7" draw:id="id7" draw:layer="layout" svg:width="3.611cm" svg:height="1.016cm" svg:x="4.563cm" svg:y="14.199cm">
          <text:p text:style-name="P1"><text:span text:style-name="T1">Mini-Batc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802cm" fo:page-height="15.3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28T13:08:00.245000000</meta:creation-date>
    <dc:date>2021-11-28T23:57:12.850000000</dc:date>
    <meta:editing-duration>PT18M24S</meta:editing-duration>
    <meta:editing-cycles>21</meta:editing-cycles>
    <meta:generator>LibreOffice/6.3.5.2$Windows_X86_64 LibreOffice_project/dd0751754f11728f69b42ee2af66670068624673</meta:generator>
    <meta:document-statistic meta:object-count="16"/>
  </office:meta>
</office:document-meta>
</file>